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070" officeooo:paragraph-rsid="000e4070"/>
    </style:style>
    <style:style style:name="P2" style:family="paragraph" style:parent-style-name="Standard">
      <style:text-properties officeooo:rsid="000e4070" officeooo:paragraph-rsid="000f5c50"/>
    </style:style>
    <style:style style:name="P3" style:family="paragraph" style:parent-style-name="Standard">
      <style:text-properties officeooo:rsid="000f5c50" officeooo:paragraph-rsid="000f5c50"/>
    </style:style>
    <style:style style:name="P4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11253a" officeooo:paragraph-rsid="0011253a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officeooo:rsid="000f5c50"/>
    </style:style>
    <style:style style:name="T2" style:family="text">
      <style:text-properties officeooo:rsid="001125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finiciones</text:p>
      <text:p text:style-name="P1"/>
      <text:p text:style-name="P1">- body {background-color: tan} → Esta línea nos indica el color de fondo que tendrá la página. <text:tab/><text:tab/><text:tab/><text:tab/><text:tab/> <text:s text:c="8"/>Siendo tan el color elegido.</text:p>
      <text:p text:style-name="P1"/>
      <text:p text:style-name="P1">- h1 {color:maroon; font-size:20pt} → Esta línea nos indica que los h1 serán de color <text:span text:style-name="T1">granate con <text:tab/><text:tab/><text:tab/><text:tab/><text:tab/> <text:s text:c="3"/>un tamaño de fuente de 20.</text:span></text:p>
      <text:p text:style-name="P1"/>
      <text:p text:style-name="P2">- <text:span text:style-name="T1">hr {color:navy}-→ Nos indica que las líneas de cambio temático serán de color azul marino.</text:span></text:p>
      <text:p text:style-name="P2"/>
      <text:p text:style-name="P2">- <text:span text:style-name="T1">p {font-size:12pt; margin-left: 15px} → Esta línea nos indica que los párrafos tendrán un tamaño de fuente de 12pt y un margen izquierdo de 15px.</text:span></text:p>
      <text:p text:style-name="P2"/>
      <text:p text:style-name="P3">- p.verse {color:maroon; margin-left: 60px} → Esta línea nos indica que los párrafos dentro de la clase verse serán de color granate con un margen izquierdo de 60px.</text:p>
      <text:p text:style-name="P3"/>
      <text:p text:style-name="P3">- a:link <text:s text:c="4"/>{color:green} → Esta línea nos indica que el link que tengamos será de color verde.</text:p>
      <text:p text:style-name="P3"/>
      <text:p text:style-name="P3">- a:visited <text:s/>{color:yellow} → Esta línea nos indica que <text:span text:style-name="T2">el enlace se pondrá de color amarillo cuando <text:tab/><text:tab/><text:tab/> <text:s text:c="8"/>sea visitado.</text:span></text:p>
      <text:p text:style-name="P3"/>
      <text:p text:style-name="P3">- a:hover <text:s text:c="3"/>{color:black} → Esta línea nos indica que el enlace se pondrá de color negro al pasar el <text:tab/><text:tab/> <text:s text:c="19"/>ratón por encima.</text:p>
      <text:p text:style-name="P3"/>
      <text:p text:style-name="P3">- a:active <text:s text:c="2"/>{color:blue} → Esta línea nos indica que el enlace se <text:span text:style-name="T2">pondrá</text:span> de color azul cuando este <text:tab/><text:tab/><text:tab/> <text:s text:c="5"/>act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8:38:55.825963143</meta:creation-date>
    <dc:date>2016-11-16T09:06:19.477671451</dc:date>
    <meta:editing-duration>PT5M58S</meta:editing-duration>
    <meta:editing-cycles>1</meta:editing-cycles>
    <meta:document-statistic meta:table-count="0" meta:image-count="0" meta:object-count="0" meta:page-count="1" meta:paragraph-count="10" meta:word-count="193" meta:character-count="1165" meta:non-whitespace-character-count="906"/>
    <meta:generator>LibreOffice/5.1.4.2$Linux_X86_64 LibreOffice_project/10m0$Build-2</meta:generator>
  </office:meta>
</office:document-meta>
</file>